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list-style-name="L1"/>
    <style:style style:name="P70" style:family="paragraph" style:parent-style-name="Standard" style:list-style-name="L1">
      <style:text-properties style:text-line-through-style="solid" style:text-line-through-type="single"/>
    </style:style>
    <style:style style:name="P71" style:family="paragraph" style:parent-style-name="Standard" style:list-style-name="L1">
      <style:text-properties style:text-line-through-style="solid" style:text-line-through-type="single" officeooo:rsid="002d2eb9" officeooo:paragraph-rsid="002d2eb9"/>
    </style:style>
    <style:style style:name="P72" style:family="paragraph" style:parent-style-name="Standard" style:list-style-name="L1">
      <style:text-properties officeooo:rsid="001f4f63" officeooo:paragraph-rsid="001f4f63"/>
    </style:style>
    <style:style style:name="P73" style:family="paragraph" style:parent-style-name="Standard" style:list-style-name="L2">
      <style:text-properties officeooo:paragraph-rsid="003dd29a"/>
    </style:style>
    <style:style style:name="P74" style:family="paragraph" style:parent-style-name="Standard" style:list-style-name="L2">
      <style:text-properties officeooo:rsid="003dd29a" officeooo:paragraph-rsid="003dd29a"/>
    </style:style>
    <style:style style:name="P75" style:family="paragraph" style:parent-style-name="Standard">
      <style:text-properties officeooo:rsid="008b136b" officeooo:paragraph-rsid="008b136b"/>
    </style:style>
    <style:style style:name="P76" style:family="paragraph" style:parent-style-name="Standard">
      <style:text-properties officeooo:rsid="008f67ad" officeooo:paragraph-rsid="008f67ad"/>
    </style:style>
    <style:style style:name="P77" style:family="paragraph" style:parent-style-name="Standard">
      <style:text-properties officeooo:rsid="008fdd87" officeooo:paragraph-rsid="008fdd87"/>
    </style:style>
    <style:style style:name="P78" style:family="paragraph" style:parent-style-name="Heading_20_1" style:list-style-name=""/>
    <style:style style:name="P79" style:family="paragraph" style:parent-style-name="Heading_20_1">
      <style:text-properties officeooo:paragraph-rsid="001beb55"/>
    </style:style>
    <style:style style:name="P80" style:family="paragraph" style:parent-style-name="Heading_20_1">
      <style:text-properties officeooo:rsid="001dc64d" officeooo:paragraph-rsid="001dc64d"/>
    </style:style>
    <style:style style:name="P81" style:family="paragraph" style:parent-style-name="Heading_20_1">
      <style:text-properties officeooo:rsid="0062a782" officeooo:paragraph-rsid="0062a782"/>
    </style:style>
    <style:style style:name="P82" style:family="paragraph" style:parent-style-name="Heading_20_1">
      <style:paragraph-properties fo:break-before="page"/>
    </style:style>
    <style:style style:name="P83" style:family="paragraph" style:parent-style-name="Contents_20_2">
      <style:paragraph-properties>
        <style:tab-stops>
          <style:tab-stop style:position="6.6929in" style:type="right" style:leader-style="dotted" style:leader-text="."/>
        </style:tab-stops>
      </style:paragraph-properties>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1084_187270813" text:style-name="Index_20_Link" text:visited-style-name="Index_20_Link">Code breakdown<text:tab/>2</text:a></text:p>
          <text:p text:style-name="P84"><text:a xlink:type="simple" xlink:href="#__RefHeading___Toc1086_187270813" text:style-name="Index_20_Link" text:visited-style-name="Index_20_Link">Simulation records<text:tab/>3</text:a></text:p>
          <text:p text:style-name="P84"><text:a xlink:type="simple" xlink:href="#__RefHeading___Toc1088_187270813" text:style-name="Index_20_Link" text:visited-style-name="Index_20_Link">Initial plans<text:tab/>4</text:a></text:p>
          <text:p text:style-name="P84"><text:a xlink:type="simple" xlink:href="#__RefHeading___Toc1090_187270813" text:style-name="Index_20_Link" text:visited-style-name="Index_20_Link">Brief outline<text:tab/>6</text:a></text:p>
          <text:p text:style-name="P84"><text:a xlink:type="simple" xlink:href="#__RefHeading___Toc1092_187270813" text:style-name="Index_20_Link" text:visited-style-name="Index_20_Link">Evodons<text:tab/>7</text:a></text:p>
          <text:p text:style-name="P84"><text:a xlink:type="simple" xlink:href="#__RefHeading___Toc1094_187270813" text:style-name="Index_20_Link" text:visited-style-name="Index_20_Link">20220817<text:tab/>7</text:a></text:p>
          <text:p text:style-name="P83"><text:a xlink:type="simple" xlink:href="#__RefHeading___Toc1096_187270813" text:style-name="Index_20_Link" text:visited-style-name="Index_20_Link">Char compression<text:tab/>8</text:a></text:p>
          <text:p text:style-name="P83"><text:a xlink:type="simple" xlink:href="#__RefHeading___Toc1098_187270813" text:style-name="Index_20_Link" text:visited-style-name="Index_20_Link">Regular dumping<text:tab/>8</text:a></text:p>
          <text:p text:style-name="P83"><text:a xlink:type="simple" xlink:href="#__RefHeading___Toc1100_187270813" text:style-name="Index_20_Link" text:visited-style-name="Index_20_Link">Phylogenetics<text:tab/>8</text:a></text:p>
          <text:p text:style-name="P83"><text:a xlink:type="simple" xlink:href="#__RefHeading___Toc1102_187270813" text:style-name="Index_20_Link" text:visited-style-name="Index_20_Link">Performance<text:tab/>9</text:a></text:p>
          <text:p text:style-name="P83"><text:a xlink:type="simple" xlink:href="#__RefHeading___Toc1104_187270813" text:style-name="Index_20_Link" text:visited-style-name="Index_20_Link">Variable input<text:tab/>9</text:a></text:p>
          <text:p text:style-name="P84"><text:a xlink:type="simple" xlink:href="#__RefHeading___Toc1106_187270813" text:style-name="Index_20_Link" text:visited-style-name="Index_20_Link">20220819<text:tab/>9</text:a></text:p>
          <text:p text:style-name="P84"><text:a xlink:type="simple" xlink:href="#__RefHeading___Toc1108_187270813" text:style-name="Index_20_Link" text:visited-style-name="Index_20_Link">20220908<text:tab/>9</text:a></text:p>
          <text:p text:style-name="P84"><text:a xlink:type="simple" xlink:href="#__RefHeading___Toc1110_187270813" text:style-name="Index_20_Link" text:visited-style-name="Index_20_Link">20220913<text:tab/>9</text:a></text:p>
          <text:p text:style-name="P84"><text:a xlink:type="simple" xlink:href="#__RefHeading___Toc1112_187270813" text:style-name="Index_20_Link" text:visited-style-name="Index_20_Link">20220915<text:tab/>10</text:a></text:p>
          <text:p text:style-name="P84"><text:a xlink:type="simple" xlink:href="#__RefHeading___Toc1114_187270813" text:style-name="Index_20_Link" text:visited-style-name="Index_20_Link">20220917<text:tab/>11</text:a></text:p>
          <text:p text:style-name="P84"><text:a xlink:type="simple" xlink:href="#__RefHeading___Toc1116_187270813" text:style-name="Index_20_Link" text:visited-style-name="Index_20_Link">20230529<text:tab/>11</text:a></text:p>
          <text:p text:style-name="P84"><text:a xlink:type="simple" xlink:href="#__RefHeading___Toc1118_187270813" text:style-name="Index_20_Link" text:visited-style-name="Index_20_Link">20230531<text:tab/>12</text:a></text:p>
          <text:p text:style-name="P84"><text:a xlink:type="simple" xlink:href="#__RefHeading___Toc1120_187270813" text:style-name="Index_20_Link" text:visited-style-name="Index_20_Link">20230602<text:tab/>13</text:a></text:p>
          <text:p text:style-name="P84"><text:a xlink:type="simple" xlink:href="#__RefHeading___Toc1122_187270813" text:style-name="Index_20_Link" text:visited-style-name="Index_20_Link">20220604<text:tab/>13</text:a></text:p>
          <text:p text:style-name="P84"><text:a xlink:type="simple" xlink:href="#__RefHeading___Toc1124_187270813" text:style-name="Index_20_Link" text:visited-style-name="Index_20_Link">20230727<text:tab/>15</text:a></text:p>
        </text:index-body>
      </text:table-of-content>
      <text:h text:style-name="P78" text:outline-level="1"/>
      <text:h text:style-name="P82"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79"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80"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3842845904" text:style-name="L1">
        <text:list-item>
          <text:p text:style-name="P70">Organise notes.</text:p>
        </text:list-item>
        <text:list-item>
          <text:p text:style-name="P70">Tidy code and package code.</text:p>
        </text:list-item>
        <text:list-item>
          <text:p text:style-name="P70">Try 2-char/1-char compression of genome (excluding numbers and accounting for row.)</text:p>
        </text:list-item>
        <text:list-item>
          <text:p text:style-name="P70">See if splitting string into list of ints and maybe substrings helps (Compression of 4x expected? 8-bit char to 4-bit digit?)</text:p>
        </text:list-item>
        <text:list-item>
          <text:p text:style-name="P69">Regular dumping of strain genome.</text:p>
        </text:list-item>
        <text:list-item>
          <text:p text:style-name="P72">Phylogenetics</text:p>
        </text:list-item>
        <text:list-item>
          <text:p text:style-name="P71">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856881357" text:style-name="L2">
        <text:list-item>
          <text:p text:style-name="P74">NCB: Non-Compiled Browse file, a database file used with Visual Studio</text:p>
        </text:list-item>
        <text:list-item>
          <text:p text:style-name="P73"><text:span text:style-name="T9">SLN: Solution file, </text:span>contain<text:span text:style-name="T9">s</text:span> information about the project environment and the state of the project </text:p>
        </text:list-item>
        <text:list-item>
          <text:p text:style-name="P74">SUO: Solution User Operations file, used to store user preferences in Visual Studio</text:p>
        </text:list-item>
        <text:list-item>
          <text:p text:style-name="P74">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81" text:outline-level="1"><text:bookmark-start text:name="__RefHeading___Toc1122_187270813"/>20220604<text:bookmark-end text:name="__RefHeading___Toc1122_187270813"/></text:h>
      <text:p text:style-name="P47">I started trace_asexual_lines() at <text:span text:style-name="T25">20220602: ~1300, </text:span>which finished on <text:span text:style-name="T25">2022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75">(Evolve 5.0 adds more instructions, some of which pertain to the release and detection of pheromones. These pheromones are secreted by organisms into the environment.)</text:p>
      <text:p text:style-name="P75"/>
      <text:p text:style-name="P77">Organism instructions</text:p>
      <text:p text:style-name="P77">Interactions</text:p>
      <text:p text:style-name="P77">Vision</text:p>
      <text:p text:style-name="P77">Cells</text:p>
      <text:p text:style-name="P77">Self</text:p>
      <text:p text:style-name="P77">Genome</text:p>
      <text:p text:style-name="P77"/>
      <text:p text:style-name="P77">KFORTH instructions</text:p>
      <text:p text:style-name="P77">Flow</text:p>
      <text:p text:style-name="P77">Stack</text:p>
      <text:p text:style-name="P77">Pair</text:p>
      <text:p text:style-name="P77">Maths Single</text:p>
      <text:p text:style-name="P77">Maths Pair</text:p>
      <text:p text:style-name="P77">Equality</text:p>
      <text:p text:style-name="P77">Logic</text:p>
      <text:p text:style-name="P77"><text:soft-page-break/>Register Read</text:p>
      <text:p text:style-name="P77">Register Write</text:p>
      <text:p text:style-name="P77">Bit Manipulation</text:p>
      <text:p text:style-name="P75"/>
      <text:p text:style-name="P76">This writeup is a bit shorter because of the infographics and because I just moved, but the next step would be describing the remaining bits of the simulator and how to automatically run it.</text:p>
      <text:p text:style-name="P67"/>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7-29T09:07:38.966000000</dc:date>
    <meta:editing-duration>P2DT22H43M49S</meta:editing-duration>
    <meta:editing-cycles>55</meta:editing-cycles>
    <meta:generator>LibreOffice/6.1.6.3$Windows_X86_64 LibreOffice_project/5896ab1714085361c45cf540f76f60673dd96a72</meta:generator>
    <meta:document-statistic meta:table-count="0" meta:image-count="0" meta:object-count="0" meta:page-count="17" meta:paragraph-count="368" meta:word-count="7189" meta:character-count="43663" meta:non-whitespace-character-count="36529"/>
  </office:meta>
</office:document-meta>
</file>